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5cbf9" officeooo:paragraph-rsid="0045cbf9"/>
    </style:style>
    <style:style style:name="T1" style:family="text">
      <style:text-properties officeooo:rsid="0046e5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-</text:span>Muszę zobaczyć co to jest docker in docker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10T05:17:21.510735749</dc:date>
    <meta:editing-duration>PT19H56M25S</meta:editing-duration>
    <meta:editing-cycles>36</meta:editing-cycles>
    <meta:document-statistic meta:table-count="0" meta:image-count="0" meta:object-count="0" meta:page-count="1" meta:paragraph-count="1" meta:word-count="8" meta:character-count="43" meta:non-whitespace-character-count="36"/>
  </office:meta>
</office:document-meta>
</file>